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paragraph-rsid="00251059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51059" style:font-name-asian="Arial1" style:font-size-asian="8pt" style:font-style-asian="normal" style:font-weight-asian="normal" style:font-name-complex="Arial1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51059" style:font-name-asian="Arial1" style:font-size-asian="8pt" style:font-style-asian="normal" style:font-weight-asian="normal" style:font-name-complex="Arial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officeooo:paragraph-rsid="0025105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officeooo:paragraph-rsid="00251059"/>
    </style:style>
    <style:style style:name="P6" style:family="paragraph" style:parent-style-name="Standard">
      <style:text-properties fo:font-size="14pt" style:text-underline-style="none" fo:font-weight="bold" officeooo:rsid="00148a40" officeooo:paragraph-rsid="00148a4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48a40" officeooo:paragraph-rsid="00148a4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style:text-underline-style="none" fo:font-weight="bold" officeooo:rsid="00148a40" officeooo:paragraph-rsid="00148a4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officeooo:rsid="000eede9" officeooo:paragraph-rsid="000eede9" style:font-weight-asian="bold" style:font-weight-complex="bold"/>
    </style:style>
    <style:style style:name="P10" style:family="paragraph" style:parent-style-name="Standard">
      <style:text-properties style:font-name="arial" fo:font-weight="bold" officeooo:rsid="000e5ccf" officeooo:paragraph-rsid="001e8e8b" style:font-weight-asian="bold" style:font-weight-complex="bold"/>
    </style:style>
    <style:style style:name="P11" style:family="paragraph" style:parent-style-name="Standard">
      <style:text-properties style:font-name="arial" officeooo:rsid="000c95dc" officeooo:paragraph-rsid="001e8e8b"/>
    </style:style>
    <style:style style:name="P12" style:family="paragraph" style:parent-style-name="Standard">
      <style:text-properties style:font-name="arial" officeooo:rsid="0026c0e9" officeooo:paragraph-rsid="0026c0e9"/>
    </style:style>
    <style:style style:name="P13" style:family="paragraph" style:parent-style-name="Standard">
      <style:text-properties style:font-name="arial" fo:font-weight="normal" officeooo:rsid="0026c0e9" officeooo:paragraph-rsid="001e8e8b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26c0e9" officeooo:paragraph-rsid="0026c0e9" style:font-weight-asian="normal" style:font-weight-complex="normal"/>
    </style:style>
    <style:style style:name="P15" style:family="paragraph" style:parent-style-name="Standard" style:list-style-name="L1">
      <style:text-properties style:font-name="arial" officeooo:rsid="000c95dc" officeooo:paragraph-rsid="001e8e8b"/>
    </style:style>
    <style:style style:name="P16" style:family="paragraph" style:parent-style-name="Standard" style:list-style-name="L1">
      <style:text-properties style:font-name="arial" officeooo:paragraph-rsid="002a0ff6"/>
    </style:style>
    <style:style style:name="P17" style:family="paragraph" style:parent-style-name="Standard" style:list-style-name="L1">
      <style:text-properties style:font-name="arial" officeooo:paragraph-rsid="001e8e8b"/>
    </style:style>
    <style:style style:name="P18" style:family="paragraph" style:parent-style-name="Standard" style:list-style-name="L1">
      <style:text-properties style:font-name="arial" officeooo:rsid="0026c0e9" officeooo:paragraph-rsid="0026c0e9"/>
    </style:style>
    <style:style style:name="P19" style:family="paragraph" style:parent-style-name="Standard">
      <style:text-properties style:font-name="arial" officeooo:rsid="0026c0e9" officeooo:paragraph-rsid="002f4dc1"/>
    </style:style>
    <style:style style:name="P20" style:family="paragraph" style:parent-style-name="Standard" style:list-style-name="L1">
      <style:text-properties style:font-name="arial" officeooo:rsid="002a0ff6" officeooo:paragraph-rsid="002a0ff6"/>
    </style:style>
    <style:style style:name="P21" style:family="paragraph" style:parent-style-name="Standard">
      <style:text-properties style:font-name="arial" officeooo:rsid="002a0ff6" officeooo:paragraph-rsid="002a0ff6"/>
    </style:style>
    <style:style style:name="P22" style:family="paragraph" style:parent-style-name="Standard" style:list-style-name="L1">
      <style:text-properties style:font-name="arial" fo:font-weight="normal" officeooo:rsid="0026c0e9" officeooo:paragraph-rsid="0026c0e9" style:font-weight-asian="normal" style:font-weight-complex="normal"/>
    </style:style>
    <style:style style:name="P23" style:family="paragraph" style:parent-style-name="Standard" style:list-style-name="L1">
      <style:text-properties style:font-name="arial" fo:font-weight="normal" officeooo:rsid="0026c0e9" officeooo:paragraph-rsid="002e3149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26c0e9" officeooo:paragraph-rsid="0026c0e9" style:font-weight-asian="normal" style:font-weight-complex="normal"/>
    </style:style>
    <style:style style:name="P25" style:family="paragraph" style:parent-style-name="Standard" style:list-style-name="L1">
      <style:text-properties style:font-name="arial" officeooo:rsid="002ad651" officeooo:paragraph-rsid="002ad651"/>
    </style:style>
    <style:style style:name="P26" style:family="paragraph" style:parent-style-name="Standard">
      <style:text-properties style:font-name="arial" officeooo:rsid="002ad651" officeooo:paragraph-rsid="002ad651"/>
    </style:style>
    <style:style style:name="P27" style:family="paragraph" style:parent-style-name="Standard" style:list-style-name="L1">
      <style:text-properties style:font-name="arial" officeooo:rsid="002f4dc1" officeooo:paragraph-rsid="002f4dc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51059" style:font-name-asian="Arial1" style:font-size-asian="8pt" style:font-style-asian="normal" style:font-weight-asian="normal" style:font-name-complex="Arial1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99053" style:font-name-asian="Arial1" style:font-size-asian="8pt" style:font-style-asian="normal" style:font-weight-asian="normal" style:font-name-complex="Arial1" style:font-size-complex="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ad651" style:font-name-asian="Arial1" style:font-size-asian="8pt" style:font-style-asian="normal" style:font-weight-asian="normal" style:font-name-complex="Arial1" style:font-size-complex="8pt"/>
    </style:style>
    <style:style style:name="T5" style:family="text">
      <style:text-properties officeooo:rsid="0026c0e9"/>
    </style:style>
    <style:style style:name="T6" style:family="text">
      <style:text-properties officeooo:rsid="000c95dc"/>
    </style:style>
    <style:style style:name="T7" style:family="text">
      <style:text-properties fo:font-weight="normal" officeooo:rsid="000c95dc" style:font-weight-asian="normal" style:font-weight-complex="normal"/>
    </style:style>
    <style:style style:name="T8" style:family="text">
      <style:text-properties fo:font-weight="normal" officeooo:rsid="002a0ff6" style:font-weight-asian="normal" style:font-weight-complex="normal"/>
    </style:style>
    <style:style style:name="T9" style:family="text">
      <style:text-properties officeooo:rsid="002a0ff6"/>
    </style:style>
    <style:style style:name="T10" style:family="text">
      <style:text-properties officeooo:rsid="002ad651"/>
    </style:style>
    <style:style style:name="T11" style:family="text">
      <style:text-properties officeooo:rsid="002e3149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9.UF3 - Web Services </text:p>
      <text:p text:style-name="P6"/>
      <text:p text:style-name="P7">Exercici <text:span text:style-name="T9">1</text:span></text:p>
      <text:p text:style-name="P9"/>
      <text:p text:style-name="P10">Exercici Web Service productor </text:p>
      <text:list xml:id="list845144321" text:style-name="L1">
        <text:list-header>
          <text:p text:style-name="P15"/>
        </text:list-header>
        <text:list-item>
          <text:p text:style-name="P16"><text:span text:style-name="T6">Mostrar </text:span><text:span text:style-name="T9">ordenats per nom </text:span><text:span text:style-name="T6">tots els </text:span><text:span text:style-name="T9">gèneres </text:span></text:p>
        </text:list-item>
      </text:list>
      <text:p text:style-name="P11"/>
      <text:list xml:id="list174846378198143" text:continue-numbering="true" text:style-name="L1">
        <text:list-item>
          <text:p text:style-name="P17"><text:span text:style-name="T6">Mostrar </text:span><text:span text:style-name="T9">ordenats per nom </text:span><text:span text:style-name="T6">els </text:span><text:span text:style-name="T9">gèneres</text:span><text:span text:style-name="T5"> que </text:span><text:span text:style-name="T6">continguin un filtre (string, a la url)</text:span></text:p>
        </text:list-item>
      </text:list>
      <text:p text:style-name="P11"/>
      <text:list xml:id="list174845590677796" text:continue-numbering="true" text:style-name="L1">
        <text:list-item>
          <text:p text:style-name="P16"><text:span text:style-name="T6">Mostrar </text:span><text:span text:style-name="T9">ordenats per id </text:span><text:span text:style-name="T6">els </text:span><text:span text:style-name="T9">gèneres </text:span><text:span text:style-name="T6">del id m al id n (es passen per la url: <text:s text:c="2"/>.../api/</text:span><text:span text:style-name="T9">generes</text:span><text:span text:style-name="T6">/m/n)</text:span></text:p>
        </text:list-item>
      </text:list>
      <text:p text:style-name="P11"/>
      <text:list xml:id="list174846293534183" text:continue-numbering="true" text:style-name="L1">
        <text:list-item>
          <text:p text:style-name="P18">Mostrar <text:span text:style-name="T10">ordenats per nom </text:span>els <text:span text:style-name="T9">gèneres </text:span>entre dos noms (<text:span text:style-name="T6">es passen per la url: .../api/</text:span><text:span text:style-name="T9">generes</text:span><text:span text:style-name="T6">/</text:span>nom1/nom2)</text:p>
        </text:list-item>
      </text:list>
      <text:p text:style-name="P12"/>
      <text:list xml:id="list174845678106051" text:continue-numbering="true" text:style-name="L1">
        <text:list-item>
          <text:p text:style-name="P20">Mostrar <text:span text:style-name="T10">ordenades per nom </text:span>les <text:span text:style-name="T10">cançons d’un gènere </text:span><text:span text:style-name="T11">(es passa per la url el codi del gènere)</text:span></text:p>
        </text:list-item>
      </text:list>
      <text:p text:style-name="P21"/>
      <text:list xml:id="list174846186204985" text:continue-numbering="true" text:style-name="L1">
        <text:list-item>
          <text:p text:style-name="P25">Mostrar ordenats per nom els artistes amb cançons d’un gènere (sense duplicats)</text:p>
        </text:list-item>
      </text:list>
      <text:p text:style-name="P26"/>
      <text:list xml:id="list174844651769949" text:continue-numbering="true" text:style-name="L1">
        <text:list-item>
          <text:p text:style-name="P25">Mostrar ordena<text:span text:style-name="T11">ts</text:span> per nom les ciutats <text:span text:style-name="T11">o els països</text:span> <text:span text:style-name="T11">amb clients </text:span>que han comprat cançons d’un gènere (sense duplicats) <text:span text:style-name="T11">[es passa per la url el codi del gènere i si es vol ciutats o països]</text:span></text:p>
        </text:list-item>
      </text:list>
      <text:p text:style-name="P26"/>
      <text:list xml:id="list174844896396836" text:continue-numbering="true" text:style-name="L1">
        <text:list-item>
          <text:p text:style-name="P27">Mostrar de més venuts a menys els gèneres de les cançons venudes en un país determinat [es passa per la url el país]</text:p>
        </text:list-item>
      </text:list>
      <text:p text:style-name="P19"/>
      <text:list xml:id="list174846364479409" text:continue-numbering="true" text:style-name="L1">
        <text:list-item>
          <text:p text:style-name="P17"><text:span text:style-name="T7">Inserir un nou </text:span><text:span text:style-name="T8">gènere</text:span></text:p>
        </text:list-item>
      </text:list>
      <text:p text:style-name="P13"/>
      <text:list xml:id="list174845229449705" text:continue-numbering="true" text:style-name="L1">
        <text:list-item>
          <text:p text:style-name="P22">Modificar un <text:span text:style-name="T9">gènere </text:span>ja existent </text:p>
        </text:list-item>
      </text:list>
      <text:p text:style-name="P14"/>
      <text:list xml:id="list174844880726886" text:continue-numbering="true" text:style-name="L1">
        <text:list-item>
          <text:p text:style-name="P22">Esborrar un <text:span text:style-name="T9">gènere </text:span>ja existent (passant-li el codi per la url) <text:span text:style-name="T11">[només si no té cançons]</text:span></text:p>
        </text:list-item>
      </text:list>
      <text:p text:style-name="P14"/>
      <text:list xml:id="list174845133499830" text:continue-numbering="true" text:style-name="L1">
        <text:list-item>
          <text:p text:style-name="P23">Esborrar <text:span text:style-name="T11">en cascada </text:span>un <text:span text:style-name="T9">gènere </text:span>ja existent (passant-li el codi per la url) <text:span text:style-name="T11">[esborrar també tot el que en depèn]</text:span></text:p>
        </text:list-item>
      </text:list>
      <text:p text:style-name="P13"/>
      <text:p text:style-name="P1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307cm" fo:margin-left="0.016cm" fo:margin-top="0cm" fo:margin-bottom="0cm" fo:break-before="auto" fo:break-after="auto" table:align="left"/>
    </style:style>
    <style:style style:name="Taula1.A" style:family="table-column">
      <style:table-column-properties style:column-width="10.548cm"/>
    </style:style>
    <style:style style:name="Taula1.B" style:family="table-column">
      <style:table-column-properties style:column-width="6.759cm"/>
    </style:style>
    <style:style style:name="Taula1.1" style:family="table-row">
      <style:table-row-properties fo:keep-together="auto"/>
    </style:style>
    <style:style style:name="Taula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ula1.A2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text-properties officeooo:paragraph-rsid="00251059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51059" style:font-name-asian="Arial1" style:font-size-asian="8pt" style:font-style-asian="normal" style:font-weight-asian="normal" style:font-name-complex="Arial1" style:font-size-complex="8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officeooo:paragraph-rsid="00251059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officeooo:paragraph-rsid="00251059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51059" style:font-name-asian="Arial1" style:font-size-asian="8pt" style:font-style-asian="normal" style:font-weight-asian="normal" style:font-name-complex="Arial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ad651" style:font-name-asian="Arial1" style:font-size-asian="8pt" style:font-style-asian="normal" style:font-weight-asian="normal" style:font-name-complex="Arial1" style:font-size-complex="8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99053" style:font-name-asian="Arial1" style:font-size-asian="8pt" style:font-style-asian="normal" style:font-weight-asian="normal" style:font-name-complex="Arial1" style:font-size-complex="8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rsid="00251059" style:font-name-asian="Arial1" style:font-size-asian="8pt" style:font-style-asian="normal" style:font-weight-asian="normal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72cm" fo:margin-bottom="0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>
        <style:header-footer-properties svg:height="1.565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1" text:anchor-type="char" svg:x="-0.358cm" svg:y="-0.736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Imatge2" text:anchor-type="char" svg:x="13.088cm" svg:y="-0.557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2">Nom arxiu: <text:file-name text:display="name-and-extension">ED2DAM_ACT_2223_M9_UF3_203_WSer_Exer1.odt</text:file-name></text:p>
            </table:table-cell>
            <table:table-cell table:style-name="Taula1.A1" office:value-type="string">
              <text:p text:style-name="MP3"><text:span text:style-name="MT1">Data : </text:span><text:span text:style-name="MT2">setembre</text:span><text:span text:style-name="MT1"> 202</text:span><text:span text:style-name="MT3">2</text:span></text:p>
            </table:table-cell>
          </table:table-row>
          <table:table-row table:style-name="Taula1.1">
            <table:table-cell table:style-name="Taula1.A2" office:value-type="string">
              <text:p text:style-name="MP4"><text:span text:style-name="MT1">Elaborat: </text:span><text:span text:style-name="MT4">Miquel Altayó</text:span></text:p>
            </table:table-cell>
            <table:table-cell table:style-name="Taula1.A2" office:value-type="string">
              <text:p text:style-name="MP5"/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0:13:57.188442991</meta:creation-date>
    <dc:date>2022-09-21T17:48:43.881340738</dc:date>
    <meta:editing-duration>PT2H47M12S</meta:editing-duration>
    <meta:editing-cycles>24</meta:editing-cycles>
    <meta:generator>LibreOffice/7.3.5.2$Linux_X86_64 LibreOffice_project/30$Build-2</meta:generator>
    <meta:document-statistic meta:table-count="1" meta:image-count="2" meta:object-count="0" meta:page-count="1" meta:paragraph-count="19" meta:word-count="218" meta:character-count="1227" meta:non-whitespace-character-count="1032"/>
  </office:meta>
</office:document-meta>
</file>